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text-properties style:font-name="Cambria"/>
    </style:style>
    <style:style style:name="P2" style:family="paragraph" style:parent-style-name="Text_20_body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3" style:family="paragraph" style:parent-style-name="Text_20_body">
      <style:paragraph-properties fo:text-align="center" style:justify-single-word="false"/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5" style:family="paragraph" style:parent-style-name="Heading_20_1">
      <style:text-properties style:font-name="Cambria"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8" style:family="paragraph" style:parent-style-name="Text_20_body" style:list-style-name="L1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9" style:family="paragraph" style:parent-style-name="Text_20_body" style:list-style-name="L1">
      <style:text-properties style:font-name="Cambria" fo:language="ru" fo:country="RU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Times New Roman2" style:font-weight-asian="bold" style:font-name-complex="Times New Roman2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6" style:family="text">
      <style:text-properties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Графический объект1" text:anchor-type="as-char" svg:width="0.85cm" svg:height="0.85cm" draw:z-index="0"><draw:image xlink:href="../images/0218.png" xlink:type="simple" xlink:show="embed" xlink:actuate="onLoad"/></draw:frame></text:p>
          </table:table-cell>
          <table:table-cell table:style-name="Table1.B1" office:value-type="string">
            <text:h text:style-name="P5" text:outline-level="1">Коэффициент эксцесса</text:h>
          </table:table-cell>
        </table:table-row>
        <table:table-row>
          <table:table-cell table:style-name="Table1.A2" office:value-type="string">
            <text:p text:style-name="P7">в палитре</text:p>
          </table:table-cell>
          <table:table-cell table:style-name="Table1.B1" office:value-type="string">
            <text:p text:style-name="P1">| <text:span text:style-name="T1">векторизован </text:span>|</text:p>
          </table:table-cell>
        </table:table-row>
        <table:table-row table:style-name="Table1.3">
          <table:table-cell table:style-name="Table1.A1" office:value-type="string">
            <text:p text:style-name="P6"><draw:frame draw:style-name="fr2" draw:name="Графический объект2" text:anchor-type="as-char" svg:width="2.671cm" svg:height="1.769cm" draw:z-index="1"><draw:image xlink:href="../images/0218s.png" xlink:type="simple" xlink:show="embed" xlink:actuate="onLoad"/></draw:frame>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4" office:value-type="string">
            <text:p text:style-name="P7">на схеме</text:p>
          </table:table-cell>
          <table:table-cell table:style-name="Table1.B4" office:value-type="string">
            <text:p text:style-name="P1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реализует вычисление коэффициента эксцесса (третьего момента) входного сигнала. </text:p>
            <text:p text:style-name="P2">Коэффициент эксцесса подсчитывается по следующей формуле:</text:p>
            <text:p text:style-name="P3"><draw:frame draw:style-name="fr3" draw:name="Объект1" text:anchor-type="as-char" svg:width="6.001cm" svg:height="1.819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4">где <text:span text:style-name="T8">N</text:span><text:span text:style-name="T7"> </text:span>– объем выборки (количество значений),</text:p>
            <text:p text:style-name="P2"><text:span text:style-name="T8">xᵢ </text:span>– значения <text:s/>i-го элемента выборки,</text:p>
            <text:p text:style-name="P2"><text:span text:style-name="T8">M</text:span><text:span text:style-name="T7"> </text:span>– математическое ожидание случайной величины.</text:p>
            <text:p text:style-name="P2">Коэффициент эксцесса характеризует <text:span text:style-name="T4">асимметрию</text:span> плотности вероятности. Для <text:span text:style-name="T4">симметричной</text:span> плотности вероятности, например для нормального закона распределения, его значение равно <text:span text:style-name="T2">0</text:span>.</text:p>
            <text:p text:style-name="P2">Блок имеет 1 <text:span text:style-name="T4">входной</text:span> порт и 1 <text:span text:style-name="T4">выходной</text:span> порт. Входной сигнал может быть <text:span text:style-name="T4">векторным</text:span>. <text:s/>Размерность выходного сигнала <text:span text:style-name="T4">всегда равна</text:span> размерности входного сигнала.</text:p>
            <text:p text:style-name="P2"><text:span text:style-name="T2">Свойства</text:span>:</text:p>
            <text:list xml:id="list8123413863793929079" text:style-name="L1">
              <text:list-item>
                <text:p text:style-name="P8">Размер серии – значение этого свойства определяет размер серии в выборке.</text:p>
              </text:list-item>
              <text:list-item>
                <text:p text:style-name="P9"><text:span text:style-name="T6">Расчет по всей выборке (</text:span><text:span text:style-name="T3">Да</text:span><text:span text:style-name="T6"> или </text:span><text:span text:style-name="T3">Нет</text:span><text:span text:style-name="T6">) – если это свойство имеет значение </text:span><text:span text:style-name="T3">Нет</text:span><text:span text:style-name="T6">, то </text:span><text:span text:style-name="T5">коэффициент эксцесса</text:span><text:span text:style-name="T6"> вычисляется по отдельным сериям. Если значение свойства равно </text:span><text:span text:style-name="T3">Да</text:span><text:span text:style-name="T6">, то </text:span><text:span text:style-name="T5">коэффициент эксцесса</text:span><text:span text:style-name="T6"> уточняется сразу же после получения очередного нового значения сигнала на </text:span><text:span text:style-name="T5">входе</text:span><text:span text:style-name="T6"> в блок.</text:span></text:p>
              </text:list-item>
              <text:list-item>
                <text:p text:style-name="P9"><text:span text:style-name="T6">Период квантования – значение этого свойства определяет длительность временного интервала между </text:span><text:span text:style-name="T5">двумя последовательными</text:span><text:span text:style-name="T6"> считываниями значений сигнала на входе блока. Если это свойство равно </text:span><text:span text:style-name="T3">0</text:span><text:span text:style-name="T6"> (нулю), то считывание производится с периодом, </text:span><text:span text:style-name="T5">равным шагу интегрирования</text:span><text:span text:style-name="T6">.</text:span></text:p>
              </text:list-item>
              <text:list-item>
                <text:p text:style-name="P8">Удаление линейного тренда (<text:span text:style-name="T2">Да</text:span> или <text:span text:style-name="T2">Нет</text:span>) – если это свойство имеет значение <text:span text:style-name="T2">Да</text:span>, то из массива <text:span text:style-name="T4">накопленных</text:span> значений входного сигнала предварительно вычитается линейный тренд.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оэффициент эксцесса</dc:title>
    <dc:date>2014-12-26T10:54:38.41</dc:date>
    <meta:generator>OpenOffice/4.1.1$Win32 OpenOffice.org_project/411m6$Build-9775</meta:generator>
    <meta:editing-duration>PT6H55M14S</meta:editing-duration>
    <meta:editing-cycles>169</meta:editing-cycles>
    <meta:document-statistic meta:table-count="1" meta:image-count="2" meta:object-count="1" meta:page-count="1" meta:paragraph-count="19" meta:word-count="199" meta:character-count="1458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S</mi>
      <mrow>
        <mi/>
        <mo stretchy="false">=</mo>
        <mi/>
      </mrow>
      <mrow>
        <mrow>
          <mfrac>
            <mrow>
              <mn>1</mn>
            </mrow>
            <mrow>
              <mi>N</mi>
            </mrow>
          </mfrac>
        </mrow>
        <mo stretchy="false">⋅</mo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i>N</mi>
            </mrow>
          </munderover>
          <mrow>
            <msup>
              <mfenced open="(" close=")">
                <mrow>
                  <mfrac>
                    <mrow>
                      <mrow>
                        <msub>
                          <mi>x</mi>
                          <mi>i</mi>
                        </msub>
                        <mo stretchy="false">−</mo>
                        <mi>M</mi>
                      </mrow>
                    </mrow>
                    <mrow>
                      <mo stretchy="false">σ</mo>
                    </mrow>
                  </mfrac>
                </mrow>
              </mfenced>
              <mn>3</mn>
            </msup>
          </mrow>
        </mrow>
      </mrow>
    </mrow>
    <annotation encoding="StarMath 5.0">S ~=~  {{1} over {N}} cdot sum from{i=1} to{N} {left ( {x_i - M} over {%sigma} right )^3 }</annotation>
  </semantics>
</math>
</file>